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gradient" draw:fill-color="#51ff62" draw:fill-gradient-name="Gradient_20_18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25cm" svg:height="13.25cm" svg:x="3.5cm" svg:y="2cm" draw:corner-radius="2cm">
          <text:p text:style-name="P1">`</text:p>
        </draw:rect>
        <draw:circle draw:style-name="gr2" draw:text-style-name="P1" draw:layer="layout" svg:width="5cm" svg:height="5cm" svg:x="9cm" svg:y="3.25cm">
          <text:p/>
        </draw:circle>
        <draw:custom-shape draw:style-name="gr3" draw:text-style-name="P1" draw:layer="layout" svg:width="5.021cm" svg:height="5.021cm" svg:x="8.979cm" svg:y="8.726cm">
          <text:p/>
          <draw:enhanced-geometry svg:viewBox="0 0 21600 21600" draw:mirror-vertical="true" draw:mirror-horizontal="false" draw:type="block-arc" draw:modifiers="179.678890106174 5992.630763134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2" draw:text-style-name="P1" draw:layer="layout" svg:width="1.116cm" svg:height="6cm" svg:x="12.884cm" svg:y="5.5cm">
          <text:p/>
        </draw:rect>
        <draw:custom-shape draw:style-name="gr3" draw:text-style-name="P1" draw:layer="layout" svg:width="5.021cm" svg:height="5.021cm" svg:x="5.112cm" svg:y="3.25cm">
          <text:p/>
          <draw:enhanced-geometry svg:viewBox="0 0 21600 21600" draw:mirror-vertical="false" draw:mirror-horizontal="false" draw:type="block-arc" draw:modifiers="179.678890106174 5992.630763134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2" draw:text-style-name="P1" draw:layer="layout" svg:width="1.116cm" svg:height="3.52cm" svg:x="5.134cm" svg:y="5.48cm">
          <text:p/>
        </draw:rect>
        <draw:rect draw:style-name="gr2" draw:text-style-name="P1" draw:layer="layout" svg:width="1.116cm" svg:height="5.25cm" svg:x="9cm" svg:y="5.2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8" draw:display-name="Gradient 18" draw:style="radial" draw:cx="50%" draw:cy="50%" draw:start-color="#51ff62" draw:end-color="#51ff62" draw:start-intensity="100%" draw:end-intensity="5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 a</meta:initial-creator>
    <meta:creation-date>2012-02-15T20:50:23.45</meta:creation-date>
    <dc:date>2012-03-18T12:29:22.06</dc:date>
    <dc:creator>m a</dc:creator>
    <meta:editing-duration>PT5H22M16S</meta:editing-duration>
    <meta:editing-cycles>7</meta:editing-cycles>
    <meta:generator>OpenOffice.org/3.3$Win32 OpenOffice.org_project/330m20$Build-9567</meta:generator>
    <meta:printed-by>m a</meta:printed-by>
    <meta:print-date>2012-02-25T15:55:16.60</meta:print-date>
    <meta:document-statistic meta:object-count="7"/>
  </office:meta>
</office:document-meta>
</file>